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4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2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1" style:family="table-cell" style:parent-style-name="Default" style:data-style-name="N42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42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46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38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32833333333333cm" style:use-optimal-column-width="true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3.14854166666667cm" style:use-optimal-column-width="true"/>
    </style:style>
    <style:style style:name="co8" style:family="table-column">
      <style:table-column-properties fo:break-before="auto" style:column-width="3.06916666666667cm" style:use-optimal-column-width="true"/>
    </style:style>
    <style:style style:name="co9" style:family="table-column">
      <style:table-column-properties fo:break-before="auto" style:column-width="2.619375cm" style:use-optimal-column-width="true"/>
    </style:style>
    <style:style style:name="co10" style:family="table-column">
      <style:table-column-properties fo:break-before="auto" style:column-width="1.77270833333333cm" style:use-optimal-column-width="true"/>
    </style:style>
    <style:style style:name="co11" style:family="table-column">
      <style:table-column-properties fo:break-before="auto" style:column-width="2.143125cm" style:use-optimal-column-width="true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0.555625cm"/>
    </style:style>
    <style:style style:name="co15" style:family="table-column">
      <style:table-column-properties fo:break-before="auto" style:column-width="1.190625cm"/>
    </style:style>
    <style:style style:name="co16" style:family="table-column">
      <style:table-column-properties fo:break-before="auto" style:column-width="2.778125cm" style:use-optimal-column-width="true"/>
    </style:style>
    <style:style style:name="co17" style:family="table-column">
      <style:table-column-properties fo:break-before="auto" style:column-width="3.12208333333333cm" style:use-optimal-column-width="true"/>
    </style:style>
    <style:style style:name="co18" style:family="table-column">
      <style:table-column-properties fo:break-before="auto" style:column-width="0.714375cm" style:use-optimal-column-width="true"/>
    </style:style>
    <style:style style:name="co19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_ba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0" table:default-cell-style-name="ce1"/>
        <table:table-row table:style-name="ro1">
          <table:table-cell office:value-type="string" table:number-columns-spanned="12" table:number-rows-spanned="1" table:style-name="ce27">
            <text:p>Linear equations</text:p>
          </table:table-cell>
          <table:covered-table-cell table:number-columns-repeated="11"/>
          <table:table-cell table:number-columns-repeated="16372" table:style-name="ce1"/>
        </table:table-row>
        <table:table-row table:style-name="ro1">
          <table:table-cell table:style-name="ce8"/>
          <table:table-cell table:style-name="ce9"/>
          <table:table-cell table:number-columns-repeated="3" table:style-name="ce10"/>
          <table:table-cell table:style-name="ce9"/>
          <table:table-cell table:number-columns-repeated="5"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1750" table:formula="of:=SUM([.E11:.E17])" table:style-name="ce10">
            <text:p>1750.00</text:p>
          </table:table-cell>
          <table:table-cell office:value-type="string" table:style-name="ce10">
            <text:p><text:s/>=Sum X</text:p>
          </table:table-cell>
          <table:table-cell office:value-type="float" office:value="3062500" table:formula="of:=[.F3]*[.F3]" table:style-name="ce10">
            <text:p>3062500.00</text:p>
          </table:table-cell>
          <table:table-cell office:value-type="string" table:style-name="ce10">
            <text:p><text:s/>=(SumX)^2</text:p>
          </table:table-cell>
          <table:table-cell table:style-name="ce9"/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3500" table:formula="of:=SUM([.F11:.F17])" table:style-name="ce10">
            <text:p>3500.00</text:p>
          </table:table-cell>
          <table:table-cell office:value-type="string" table:style-name="ce10">
            <text:p><text:s/>=Sum Y</text:p>
          </table:table-cell>
          <table:table-cell table:number-columns-repeated="2" table:style-name="ce10"/>
          <table:table-cell table:style-name="ce9"/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1016605.2636269929" table:formula="of:=SUM([.I11:.I17])" table:style-name="ce10">
            <text:p>1016605.26</text:p>
          </table:table-cell>
          <table:table-cell office:value-type="string" table:style-name="ce10">
            <text:p><text:s/>=SumXY</text:p>
          </table:table-cell>
          <table:table-cell office:value-type="float" office:value="2.0032721742945627" table:formula="of:=([.F4]*[.F3]-181*[.F5])/([.H3]-181*[.F6])" table:style-name="ce14">
            <text:p>2.0032722</text:p>
          </table:table-cell>
          <table:table-cell office:value-type="string" table:style-name="ce10">
            <text:p><text:s/>=M</text:p>
          </table:table-cell>
          <table:table-cell table:style-name="ce9"/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507500" table:formula="of:=SUM([.J11:.J17])" table:style-name="ce10">
            <text:p>507500.00</text:p>
          </table:table-cell>
          <table:table-cell office:value-type="string" table:style-name="ce10">
            <text:p><text:s/>=SumXX</text:p>
          </table:table-cell>
          <table:table-cell office:value-type="float" office:value="-3.1637044284446081E-2" table:formula="of:=([.F4]-[.H5]*[.F3])/181" table:style-name="ce14">
            <text:p>-0.0316370</text:p>
          </table:table-cell>
          <table:table-cell office:value-type="string" table:style-name="ce10">
            <text:p><text:s/>= B</text:p>
          </table:table-cell>
          <table:table-cell table:style-name="ce9"/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table:number-columns-repeated="4" table:style-name="ce10"/>
          <table:table-cell table:style-name="ce9"/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office:value-type="string" table:style-name="ce9">
            <text:p>n</text:p>
          </table:table-cell>
          <table:table-cell office:value-type="string" table:style-name="ce9">
            <text:p>Size</text:p>
          </table:table-cell>
          <table:table-cell office:value-type="string" table:style-name="ce10">
            <text:p>Equations</text:p>
          </table:table-cell>
          <table:table-cell office:value-type="string" table:style-name="ce10">
            <text:p>Error</text:p>
          </table:table-cell>
          <table:table-cell office:value-type="string" table:style-name="ce10">
            <text:p>Read the Values</text:p>
          </table:table-cell>
          <table:table-cell office:value-type="string" table:style-name="ce10">
            <text:p>x*y</text:p>
          </table:table-cell>
          <table:table-cell office:value-type="string" table:style-name="ce9">
            <text:p>x*x</text:p>
          </table:table-cell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table:style-name="ce9"/>
          <table:table-cell office:value-type="string" table:style-name="ce9">
            <text:p>x</text:p>
          </table:table-cell>
          <table:table-cell office:value-type="string" table:style-name="ce10">
            <text:p>y</text:p>
          </table:table-cell>
          <table:table-cell table:style-name="ce10"/>
          <table:table-cell office:value-type="string" table:style-name="ce10">
            <text:p>With errors</text:p>
          </table:table-cell>
          <table:table-cell table:style-name="ce10"/>
          <table:table-cell table:style-name="ce9"/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table:number-columns-repeated="4" table:style-name="ce10"/>
          <table:table-cell table:style-name="ce9"/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1" table:style-name="ce9">
            <text:p>1</text:p>
          </table:table-cell>
          <table:table-cell office:value-type="float" office:value="100" table:style-name="ce11">
            <text:p>100</text:p>
          </table:table-cell>
          <table:table-cell office:value-type="float" office:value="200" table:style-name="ce11">
            <text:p>200</text:p>
          </table:table-cell>
          <table:table-cell office:value-type="float" office:value="-2.5481554954882268" table:formula="of:=RAND()*20-10" table:style-name="ce10">
            <text:p>-2.55</text:p>
          </table:table-cell>
          <table:table-cell office:value-type="float" office:value="197.45184450451177" table:formula="of:=[.F11]+[.G11]" table:style-name="ce10">
            <text:p>197.45</text:p>
          </table:table-cell>
          <table:table-cell office:value-type="float" office:value="19745.184450451176" table:formula="of:=[.E11]*[.H11]" table:style-name="ce10">
            <text:p>19745.18</text:p>
          </table:table-cell>
          <table:table-cell office:value-type="float" office:value="10000" table:formula="of:=[.E11]*[.E11]" table:style-name="ce9">
            <text:p>10000</text:p>
          </table:table-cell>
          <table:table-cell table:style-name="ce11"/>
          <table:table-cell table:style-name="ce15"/>
          <table:table-cell table:style-name="ce2"/>
          <table:table-cell table:number-columns-repeated="16371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2" table:style-name="ce9">
            <text:p>2</text:p>
          </table:table-cell>
          <table:table-cell office:value-type="float" office:value="150" table:style-name="ce11">
            <text:p>150</text:p>
          </table:table-cell>
          <table:table-cell office:value-type="float" office:value="300" table:style-name="ce11">
            <text:p>300</text:p>
          </table:table-cell>
          <table:table-cell office:value-type="float" office:value="-5.0596425860309839" table:formula="of:=RAND()*20-10" table:style-name="ce10">
            <text:p>-5.06</text:p>
          </table:table-cell>
          <table:table-cell office:value-type="float" office:value="294.94035741396902" table:formula="of:=[.F12]+[.G12]" table:style-name="ce10">
            <text:p>294.94</text:p>
          </table:table-cell>
          <table:table-cell office:value-type="float" office:value="44241.053612095355" table:formula="of:=[.E12]*[.H12]" table:style-name="ce10">
            <text:p>44241.05</text:p>
          </table:table-cell>
          <table:table-cell office:value-type="float" office:value="22500" table:formula="of:=[.E12]*[.E12]" table:style-name="ce9">
            <text:p>22500</text:p>
          </table:table-cell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3" table:style-name="ce9">
            <text:p>3</text:p>
          </table:table-cell>
          <table:table-cell office:value-type="float" office:value="200" table:style-name="ce11">
            <text:p>200</text:p>
          </table:table-cell>
          <table:table-cell office:value-type="float" office:value="400" table:style-name="ce11">
            <text:p>400</text:p>
          </table:table-cell>
          <table:table-cell office:value-type="float" office:value="5.8450867137499802" table:formula="of:=RAND()*20-10" table:style-name="ce10">
            <text:p>5.85</text:p>
          </table:table-cell>
          <table:table-cell office:value-type="float" office:value="405.84508671374999" table:formula="of:=[.F13]+[.G13]" table:style-name="ce10">
            <text:p>405.85</text:p>
          </table:table-cell>
          <table:table-cell office:value-type="float" office:value="81169.017342749998" table:formula="of:=[.E13]*[.H13]" table:style-name="ce10">
            <text:p>81169.02</text:p>
          </table:table-cell>
          <table:table-cell office:value-type="float" office:value="40000" table:formula="of:=[.E13]*[.E13]" table:style-name="ce9">
            <text:p>40000</text:p>
          </table:table-cell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4" table:style-name="ce9">
            <text:p>4</text:p>
          </table:table-cell>
          <table:table-cell office:value-type="float" office:value="250" table:style-name="ce11">
            <text:p>250</text:p>
          </table:table-cell>
          <table:table-cell office:value-type="float" office:value="500" table:style-name="ce11">
            <text:p>500</text:p>
          </table:table-cell>
          <table:table-cell office:value-type="float" office:value="-8.9886286195414691" table:formula="of:=RAND()*20-10" table:style-name="ce10">
            <text:p>-8.99</text:p>
          </table:table-cell>
          <table:table-cell office:value-type="float" office:value="491.01137138045851" table:formula="of:=[.F14]+[.G14]" table:style-name="ce10">
            <text:p>491.01</text:p>
          </table:table-cell>
          <table:table-cell office:value-type="float" office:value="122752.84284511463" table:formula="of:=[.E14]*[.H14]" table:style-name="ce10">
            <text:p>122752.84</text:p>
          </table:table-cell>
          <table:table-cell office:value-type="float" office:value="62500" table:formula="of:=[.E14]*[.E14]" table:style-name="ce9">
            <text:p>62500</text:p>
          </table:table-cell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5" table:style-name="ce9">
            <text:p>5</text:p>
          </table:table-cell>
          <table:table-cell office:value-type="float" office:value="300" table:style-name="ce11">
            <text:p>300</text:p>
          </table:table-cell>
          <table:table-cell office:value-type="float" office:value="600" table:style-name="ce11">
            <text:p>600</text:p>
          </table:table-cell>
          <table:table-cell office:value-type="float" office:value="6.5092551026792869" table:formula="of:=RAND()*20-10" table:style-name="ce10">
            <text:p>6.51</text:p>
          </table:table-cell>
          <table:table-cell office:value-type="float" office:value="606.50925510267928" table:formula="of:=[.F15]+[.G15]" table:style-name="ce10">
            <text:p>606.51</text:p>
          </table:table-cell>
          <table:table-cell office:value-type="float" office:value="181952.77653080379" table:formula="of:=[.E15]*[.H15]" table:style-name="ce10">
            <text:p>181952.78</text:p>
          </table:table-cell>
          <table:table-cell office:value-type="float" office:value="90000" table:formula="of:=[.E15]*[.E15]" table:style-name="ce9">
            <text:p>90000</text:p>
          </table:table-cell>
          <table:table-cell table:style-name="ce11"/>
          <table:table-cell table:style-name="ce12"/>
          <table:table-cell table:number-columns-repeated="16372" table:style-name="ce1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6" table:style-name="ce9">
            <text:p>6</text:p>
          </table:table-cell>
          <table:table-cell office:value-type="float" office:value="350" table:style-name="ce11">
            <text:p>350</text:p>
          </table:table-cell>
          <table:table-cell office:value-type="float" office:value="700" table:style-name="ce11">
            <text:p>700</text:p>
          </table:table-cell>
          <table:table-cell office:value-type="float" office:value="-5.5594643802597705" table:formula="of:=RAND()*20-10" table:style-name="ce10">
            <text:p>-5.56</text:p>
          </table:table-cell>
          <table:table-cell office:value-type="float" office:value="694.44053561974022" table:formula="of:=[.F16]+[.G16]" table:style-name="ce10">
            <text:p>694.44</text:p>
          </table:table-cell>
          <table:table-cell office:value-type="float" office:value="243054.18746690909" table:formula="of:=[.E16]*[.H16]" table:style-name="ce10">
            <text:p>243054.19</text:p>
          </table:table-cell>
          <table:table-cell office:value-type="float" office:value="122500" table:formula="of:=[.E16]*[.E16]" table:style-name="ce9">
            <text:p>122500</text:p>
          </table:table-cell>
          <table:table-cell table:style-name="ce11"/>
          <table:table-cell table:style-name="ce12"/>
          <table:table-cell table:number-columns-repeated="16372" table:style-name="ce1"/>
        </table:table-row>
        <table:table-row table:style-name="ro2">
          <table:table-cell table:style-name="ce16"/>
          <table:table-cell table:number-columns-repeated="2" table:style-name="ce17"/>
          <table:table-cell office:value-type="float" office:value="7" table:style-name="ce18">
            <text:p>7</text:p>
          </table:table-cell>
          <table:table-cell office:value-type="float" office:value="400" table:style-name="ce17">
            <text:p>400</text:p>
          </table:table-cell>
          <table:table-cell office:value-type="float" office:value="800" table:style-name="ce17">
            <text:p>800</text:p>
          </table:table-cell>
          <table:table-cell office:value-type="float" office:value="9.2255034471720556" table:formula="of:=RAND()*20-10" table:style-name="ce19">
            <text:p>9.23</text:p>
          </table:table-cell>
          <table:table-cell office:value-type="float" office:value="809.22550344717206" table:formula="of:=[.F17]+[.G17]" table:style-name="ce19">
            <text:p>809.23</text:p>
          </table:table-cell>
          <table:table-cell office:value-type="float" office:value="323690.20137886883" table:formula="of:=[.E17]*[.H17]" table:style-name="ce19">
            <text:p>323690.20</text:p>
          </table:table-cell>
          <table:table-cell office:value-type="float" office:value="160000" table:formula="of:=[.E17]*[.E17]" table:style-name="ce18">
            <text:p>160000</text:p>
          </table:table-cell>
          <table:table-cell table:style-name="ce17"/>
          <table:table-cell table:style-name="ce20"/>
          <table:table-cell table:number-columns-repeated="16372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2" table:number-rows-spanned="1" table:style-name="ce27">
            <text:p>Linear Time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table:style-name="ce8"/>
          <table:table-cell table:style-name="ce9"/>
          <table:table-cell table:number-columns-repeated="3" table:style-name="ce10"/>
          <table:table-cell table:style-name="ce9"/>
          <table:table-cell table:number-columns-repeated="5"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1750" table:formula="of:=SUM([.E29:.E35])" table:style-name="ce10">
            <text:p>1750.00</text:p>
          </table:table-cell>
          <table:table-cell office:value-type="string" table:style-name="ce10">
            <text:p><text:s/>=Sum X</text:p>
          </table:table-cell>
          <table:table-cell office:value-type="float" office:value="3062500" table:formula="of:=[.F21]*[.F21]" table:style-name="ce10">
            <text:p>3062500.00</text:p>
          </table:table-cell>
          <table:table-cell office:value-type="string" table:style-name="ce10">
            <text:p><text:s/>=(SumX)^2</text:p>
          </table:table-cell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7.4999999999999993E-6" table:formula="of:=SUM([.F29:.F35])" table:style-name="ce10">
            <text:p>0.00</text:p>
          </table:table-cell>
          <table:table-cell office:value-type="string" table:style-name="ce10">
            <text:p><text:s/>=Sum Y</text:p>
          </table:table-cell>
          <table:table-cell table:number-columns-repeated="2"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9.5352069852455874E-3" table:formula="of:=SUM([.I29:.I35])" table:style-name="ce10">
            <text:p>0.01</text:p>
          </table:table-cell>
          <table:table-cell office:value-type="string" table:style-name="ce10">
            <text:p><text:s/>=SumXY</text:p>
          </table:table-cell>
          <table:table-cell office:value-type="float" office:value="1.9288782750486529E-8" table:formula="of:=([.F22]*[.F21]-181*[.F23])/([.H21]-181*[.F24])" table:style-name="ce23">
            <text:p>0.0000000193</text:p>
          </table:table-cell>
          <table:table-cell office:value-type="string" table:style-name="ce10">
            <text:p><text:s/>=M</text:p>
          </table:table-cell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507500" table:formula="of:=SUM([.J29:.J35])" table:style-name="ce10">
            <text:p>507500.00</text:p>
          </table:table-cell>
          <table:table-cell office:value-type="string" table:style-name="ce10">
            <text:p><text:s/>=SumXX</text:p>
          </table:table-cell>
          <table:table-cell office:value-type="float" office:value="-1.4505729178647199E-7" table:formula="of:=([.F22]-[.H23]*[.F21])/181" table:style-name="ce23">
            <text:p>-0.0000001451</text:p>
          </table:table-cell>
          <table:table-cell office:value-type="string" table:style-name="ce10">
            <text:p><text:s/>= B</text:p>
          </table:table-cell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table:number-columns-repeated="4"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string" table:style-name="ce9">
            <text:p>n</text:p>
          </table:table-cell>
          <table:table-cell office:value-type="string" table:style-name="ce9">
            <text:p>Size</text:p>
          </table:table-cell>
          <table:table-cell office:value-type="string" table:style-name="ce10">
            <text:p>Time</text:p>
          </table:table-cell>
          <table:table-cell office:value-type="string" table:style-name="ce10">
            <text:p>Error</text:p>
          </table:table-cell>
          <table:table-cell office:value-type="string" table:style-name="ce10">
            <text:p>Read the Values</text:p>
          </table:table-cell>
          <table:table-cell office:value-type="string" table:style-name="ce10">
            <text:p>x*y</text:p>
          </table:table-cell>
          <table:table-cell office:value-type="string" table:style-name="ce9">
            <text:p>x*x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style-name="ce9"/>
          <table:table-cell office:value-type="string" table:style-name="ce9">
            <text:p>x</text:p>
          </table:table-cell>
          <table:table-cell office:value-type="string" table:style-name="ce10">
            <text:p>y</text:p>
          </table:table-cell>
          <table:table-cell table:style-name="ce10"/>
          <table:table-cell office:value-type="string" table:style-name="ce10">
            <text:p>With errors</text:p>
          </table:table-cell>
          <table:table-cell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table:number-columns-repeated="4"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1" table:style-name="ce9">
            <text:p>1</text:p>
          </table:table-cell>
          <table:table-cell office:value-type="float" office:value="100" table:style-name="ce11">
            <text:p>100</text:p>
          </table:table-cell>
          <table:table-cell office:value-type="float" office:value="1.9999999999999999E-7" table:style-name="ce11">
            <text:p>0.0000002</text:p>
          </table:table-cell>
          <table:table-cell office:value-type="float" office:value="7.1790959529059264E-6" table:formula="of:=(RAND()*100-10)/10^7" table:style-name="ce14">
            <text:p>0.0000072</text:p>
          </table:table-cell>
          <table:table-cell office:value-type="float" office:value="7.3790959529059262E-6" table:formula="of:=[.F29]+[.G29]" table:style-name="ce14">
            <text:p>0.0000074</text:p>
          </table:table-cell>
          <table:table-cell office:value-type="float" office:value="7.3790959529059267E-4" table:formula="of:=[.E29]*[.H29]" table:style-name="ce14">
            <text:p>0.0007379</text:p>
          </table:table-cell>
          <table:table-cell office:value-type="float" office:value="10000" table:formula="of:=[.E29]*[.E29]" table:style-name="ce24">
            <text:p>100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2" table:style-name="ce9">
            <text:p>2</text:p>
          </table:table-cell>
          <table:table-cell office:value-type="float" office:value="150" table:style-name="ce11">
            <text:p>150</text:p>
          </table:table-cell>
          <table:table-cell office:value-type="float" office:value="3.9999999999999998E-7" table:style-name="ce11">
            <text:p>0.0000004</text:p>
          </table:table-cell>
          <table:table-cell office:value-type="float" office:value="-3.1078146042703334E-7" table:formula="of:=(RAND()*100-10)/10^7" table:style-name="ce14">
            <text:p>-0.0000003</text:p>
          </table:table-cell>
          <table:table-cell office:value-type="float" office:value="8.9218539572966644E-8" table:formula="of:=[.F30]+[.G30]" table:style-name="ce14">
            <text:p>0.0000001</text:p>
          </table:table-cell>
          <table:table-cell office:value-type="float" office:value="1.3382780935944997E-5" table:formula="of:=[.E30]*[.H30]" table:style-name="ce14">
            <text:p>0.0000134</text:p>
          </table:table-cell>
          <table:table-cell office:value-type="float" office:value="22500" table:formula="of:=[.E30]*[.E30]" table:style-name="ce24">
            <text:p>225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3" table:style-name="ce9">
            <text:p>3</text:p>
          </table:table-cell>
          <table:table-cell office:value-type="float" office:value="200" table:style-name="ce11">
            <text:p>200</text:p>
          </table:table-cell>
          <table:table-cell office:value-type="float" office:value="6.9999999999999997E-7" table:style-name="ce11">
            <text:p>0.0000007</text:p>
          </table:table-cell>
          <table:table-cell office:value-type="float" office:value="2.6444616087840449E-6" table:formula="of:=(RAND()*100-10)/10^7" table:style-name="ce14">
            <text:p>0.0000026</text:p>
          </table:table-cell>
          <table:table-cell office:value-type="float" office:value="3.344461608784045E-6" table:formula="of:=[.F31]+[.G31]" table:style-name="ce14">
            <text:p>0.0000033</text:p>
          </table:table-cell>
          <table:table-cell office:value-type="float" office:value="6.6889232175680905E-4" table:formula="of:=[.E31]*[.H31]" table:style-name="ce14">
            <text:p>0.0006689</text:p>
          </table:table-cell>
          <table:table-cell office:value-type="float" office:value="40000" table:formula="of:=[.E31]*[.E31]" table:style-name="ce24">
            <text:p>400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4" table:style-name="ce9">
            <text:p>4</text:p>
          </table:table-cell>
          <table:table-cell office:value-type="float" office:value="250" table:style-name="ce11">
            <text:p>250</text:p>
          </table:table-cell>
          <table:table-cell office:value-type="float" office:value="1.1999999999999999E-6" table:style-name="ce11">
            <text:p>0.0000012</text:p>
          </table:table-cell>
          <table:table-cell office:value-type="float" office:value="4.6767311037680898E-6" table:formula="of:=(RAND()*100-10)/10^7" table:style-name="ce14">
            <text:p>0.0000047</text:p>
          </table:table-cell>
          <table:table-cell office:value-type="float" office:value="5.8767311037680893E-6" table:formula="of:=[.F32]+[.G32]" table:style-name="ce14">
            <text:p>0.0000059</text:p>
          </table:table-cell>
          <table:table-cell office:value-type="float" office:value="1.4691827759420223E-3" table:formula="of:=[.E32]*[.H32]" table:style-name="ce14">
            <text:p>0.0014692</text:p>
          </table:table-cell>
          <table:table-cell office:value-type="float" office:value="62500" table:formula="of:=[.E32]*[.E32]" table:style-name="ce24">
            <text:p>625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5" table:style-name="ce9">
            <text:p>5</text:p>
          </table:table-cell>
          <table:table-cell office:value-type="float" office:value="300" table:style-name="ce11">
            <text:p>300</text:p>
          </table:table-cell>
          <table:table-cell office:value-type="float" office:value="1.3999999999999999E-6" table:style-name="ce11">
            <text:p>0.0000014</text:p>
          </table:table-cell>
          <table:table-cell office:value-type="float" office:value="8.9698840391801322E-6" table:formula="of:=(RAND()*100-10)/10^7" table:style-name="ce14">
            <text:p>0.0000090</text:p>
          </table:table-cell>
          <table:table-cell office:value-type="float" office:value="1.0369884039180132E-5" table:formula="of:=[.F33]+[.G33]" table:style-name="ce14">
            <text:p>0.0000104</text:p>
          </table:table-cell>
          <table:table-cell office:value-type="float" office:value="3.1109652117540399E-3" table:formula="of:=[.E33]*[.H33]" table:style-name="ce14">
            <text:p>0.0031110</text:p>
          </table:table-cell>
          <table:table-cell office:value-type="float" office:value="90000" table:formula="of:=[.E33]*[.E33]" table:style-name="ce24">
            <text:p>900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6" table:style-name="ce9">
            <text:p>6</text:p>
          </table:table-cell>
          <table:table-cell office:value-type="float" office:value="350" table:style-name="ce11">
            <text:p>350</text:p>
          </table:table-cell>
          <table:table-cell office:value-type="float" office:value="1.5999999999999999E-6" table:style-name="ce11">
            <text:p>0.0000016</text:p>
          </table:table-cell>
          <table:table-cell office:value-type="float" office:value="1.7002929845903288E-6" table:formula="of:=(RAND()*100-10)/10^7" table:style-name="ce14">
            <text:p>0.0000017</text:p>
          </table:table-cell>
          <table:table-cell office:value-type="float" office:value="3.300292984590329E-6" table:formula="of:=[.F34]+[.G34]" table:style-name="ce14">
            <text:p>0.0000033</text:p>
          </table:table-cell>
          <table:table-cell office:value-type="float" office:value="1.1551025446066151E-3" table:formula="of:=[.E34]*[.H34]" table:style-name="ce14">
            <text:p>0.0011551</text:p>
          </table:table-cell>
          <table:table-cell office:value-type="float" office:value="122500" table:formula="of:=[.E34]*[.E34]" table:style-name="ce24">
            <text:p>1225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2">
          <table:table-cell table:style-name="ce16"/>
          <table:table-cell table:number-columns-repeated="2" table:style-name="ce17"/>
          <table:table-cell office:value-type="float" office:value="7" table:style-name="ce18">
            <text:p>7</text:p>
          </table:table-cell>
          <table:table-cell office:value-type="float" office:value="400" table:style-name="ce17">
            <text:p>400</text:p>
          </table:table-cell>
          <table:table-cell office:value-type="float" office:value="1.9999999999999999E-6" table:style-name="ce17">
            <text:p>0.000002</text:p>
          </table:table-cell>
          <table:table-cell office:value-type="float" office:value="3.94942938739891E-6" table:formula="of:=(RAND()*100-10)/10^7" table:style-name="ce25">
            <text:p>0.0000039</text:p>
          </table:table-cell>
          <table:table-cell office:value-type="float" office:value="5.9494293873989095E-6" table:formula="of:=[.F35]+[.G35]" table:style-name="ce25">
            <text:p>0.0000059</text:p>
          </table:table-cell>
          <table:table-cell office:value-type="float" office:value="2.3797717549595638E-3" table:formula="of:=[.E35]*[.H35]" table:style-name="ce25">
            <text:p>0.0023798</text:p>
          </table:table-cell>
          <table:table-cell office:value-type="float" office:value="160000" table:formula="of:=[.E35]*[.E35]" table:style-name="ce26">
            <text:p>160000</text:p>
          </table:table-cell>
          <table:table-cell table:style-name="ce17"/>
          <table:table-cell table:style-name="ce20"/>
          <table:table-cell table:number-columns-repeated="16372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2" table:number-rows-spanned="1" table:style-name="ce27">
            <text:p>Binary Time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table:style-name="ce8"/>
          <table:table-cell table:style-name="ce9"/>
          <table:table-cell table:number-columns-repeated="3" table:style-name="ce10"/>
          <table:table-cell table:style-name="ce9"/>
          <table:table-cell table:number-columns-repeated="5"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1750" table:formula="of:=SUM([.E47:.E53])" table:style-name="ce10">
            <text:p>1750.00</text:p>
          </table:table-cell>
          <table:table-cell office:value-type="string" table:style-name="ce10">
            <text:p><text:s/>=Sum X</text:p>
          </table:table-cell>
          <table:table-cell office:value-type="float" office:value="3062500" table:formula="of:=[.F39]*[.F39]" table:style-name="ce10">
            <text:p>3062500.00</text:p>
          </table:table-cell>
          <table:table-cell office:value-type="string" table:style-name="ce10">
            <text:p><text:s/>=(SumX)^2</text:p>
          </table:table-cell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8.4519999999999994E-4" table:formula="of:=SUM([.F47:.F53])" table:style-name="ce10">
            <text:p>0.00</text:p>
          </table:table-cell>
          <table:table-cell office:value-type="string" table:style-name="ce10">
            <text:p><text:s/>=Sum Y</text:p>
          </table:table-cell>
          <table:table-cell table:number-columns-repeated="2"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5.385300596080155" table:formula="of:=SUM([.I47:.I53])" table:style-name="ce10">
            <text:p>5.39</text:p>
          </table:table-cell>
          <table:table-cell office:value-type="string" table:style-name="ce10">
            <text:p><text:s/>=SumXY</text:p>
          </table:table-cell>
          <table:table-cell office:value-type="float" office:value="1.0960755762041872E-5" table:formula="of:=([.F40]*[.F39]-181*[.F41])/([.H39]-181*[.F42])" table:style-name="ce14">
            <text:p>0.0000110</text:p>
          </table:table-cell>
          <table:table-cell office:value-type="string" table:style-name="ce10">
            <text:p><text:s/>=M</text:p>
          </table:table-cell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507500" table:formula="of:=SUM([.J47:.J53])" table:style-name="ce10">
            <text:p>507500.00</text:p>
          </table:table-cell>
          <table:table-cell office:value-type="string" table:style-name="ce10">
            <text:p><text:s/>=SumXX</text:p>
          </table:table-cell>
          <table:table-cell office:value-type="float" office:value="-1.0130454466062584E-4" table:formula="of:=([.F40]-[.H41]*[.F39])/181" table:style-name="ce14">
            <text:p>-0.0001013</text:p>
          </table:table-cell>
          <table:table-cell office:value-type="string" table:style-name="ce10">
            <text:p><text:s/>= B</text:p>
          </table:table-cell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table:number-columns-repeated="4"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string" table:style-name="ce9">
            <text:p>n</text:p>
          </table:table-cell>
          <table:table-cell office:value-type="string" table:style-name="ce9">
            <text:p>Size</text:p>
          </table:table-cell>
          <table:table-cell office:value-type="string" table:style-name="ce10">
            <text:p>Equations</text:p>
          </table:table-cell>
          <table:table-cell office:value-type="string" table:style-name="ce10">
            <text:p>Error</text:p>
          </table:table-cell>
          <table:table-cell office:value-type="string" table:style-name="ce10">
            <text:p>Read the Values</text:p>
          </table:table-cell>
          <table:table-cell office:value-type="string" table:style-name="ce10">
            <text:p>x*y</text:p>
          </table:table-cell>
          <table:table-cell office:value-type="string" table:style-name="ce9">
            <text:p>x*x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style-name="ce9"/>
          <table:table-cell office:value-type="string" table:style-name="ce9">
            <text:p>x</text:p>
          </table:table-cell>
          <table:table-cell office:value-type="string" table:style-name="ce10">
            <text:p>y</text:p>
          </table:table-cell>
          <table:table-cell table:style-name="ce10"/>
          <table:table-cell office:value-type="string" table:style-name="ce10">
            <text:p>With errors</text:p>
          </table:table-cell>
          <table:table-cell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table:number-columns-repeated="4"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1" table:style-name="ce9">
            <text:p>1</text:p>
          </table:table-cell>
          <table:table-cell office:value-type="float" office:value="100" table:style-name="ce11">
            <text:p>100</text:p>
          </table:table-cell>
          <table:table-cell office:value-type="float" office:value="2.0000000000000002E-5" table:style-name="ce11">
            <text:p>0.00002</text:p>
          </table:table-cell>
          <table:table-cell office:value-type="float" office:value="5.9790254998811276E-3" table:formula="of:=(RAND()*100-10)/10000" table:style-name="ce21">
            <text:p>0.005979</text:p>
          </table:table-cell>
          <table:table-cell office:value-type="float" office:value="5.9990254998811277E-3" table:formula="of:=[.F47]+[.G47]" table:style-name="ce10">
            <text:p>0.01</text:p>
          </table:table-cell>
          <table:table-cell office:value-type="float" office:value="0.59990254998811277" table:formula="of:=[.E47]*[.H47]" table:style-name="ce10">
            <text:p>0.60</text:p>
          </table:table-cell>
          <table:table-cell office:value-type="float" office:value="10000" table:formula="of:=[.E47]*[.E47]" table:style-name="ce9">
            <text:p>10000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2" table:style-name="ce9">
            <text:p>2</text:p>
          </table:table-cell>
          <table:table-cell office:value-type="float" office:value="150" table:style-name="ce11">
            <text:p>150</text:p>
          </table:table-cell>
          <table:table-cell office:value-type="float" office:value="4.1199999999999999E-5" table:style-name="ce11">
            <text:p>0.0000412</text:p>
          </table:table-cell>
          <table:table-cell office:value-type="float" office:value="2.1714053513220066E-3" table:formula="of:=(RAND()*100-10)/10000" table:style-name="ce21">
            <text:p>0.002171</text:p>
          </table:table-cell>
          <table:table-cell office:value-type="float" office:value="2.2126053513220065E-3" table:formula="of:=[.F48]+[.G48]" table:style-name="ce10">
            <text:p>0.00</text:p>
          </table:table-cell>
          <table:table-cell office:value-type="float" office:value="0.33189080269830096" table:formula="of:=[.E48]*[.H48]" table:style-name="ce10">
            <text:p>0.33</text:p>
          </table:table-cell>
          <table:table-cell office:value-type="float" office:value="22500" table:formula="of:=[.E48]*[.E48]" table:style-name="ce9">
            <text:p>225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3" table:style-name="ce9">
            <text:p>3</text:p>
          </table:table-cell>
          <table:table-cell office:value-type="float" office:value="200" table:style-name="ce11">
            <text:p>200</text:p>
          </table:table-cell>
          <table:table-cell office:value-type="float" office:value="6.4999999999999994E-5" table:style-name="ce11">
            <text:p>0.000065</text:p>
          </table:table-cell>
          <table:table-cell office:value-type="float" office:value="3.9688777932365867E-3" table:formula="of:=(RAND()*100-10)/10000" table:style-name="ce21">
            <text:p>0.003969</text:p>
          </table:table-cell>
          <table:table-cell office:value-type="float" office:value="4.0338777932365866E-3" table:formula="of:=[.F49]+[.G49]" table:style-name="ce10">
            <text:p>0.00</text:p>
          </table:table-cell>
          <table:table-cell office:value-type="float" office:value="0.80677555864731731" table:formula="of:=[.E49]*[.H49]" table:style-name="ce10">
            <text:p>0.81</text:p>
          </table:table-cell>
          <table:table-cell office:value-type="float" office:value="40000" table:formula="of:=[.E49]*[.E49]" table:style-name="ce9">
            <text:p>400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4" table:style-name="ce9">
            <text:p>4</text:p>
          </table:table-cell>
          <table:table-cell office:value-type="float" office:value="250" table:style-name="ce11">
            <text:p>250</text:p>
          </table:table-cell>
          <table:table-cell office:value-type="float" office:value="1.087E-4" table:style-name="ce11">
            <text:p>0.0001087</text:p>
          </table:table-cell>
          <table:table-cell office:value-type="float" office:value="4.0113065292640476E-3" table:formula="of:=(RAND()*100-10)/10000" table:style-name="ce21">
            <text:p>0.004011</text:p>
          </table:table-cell>
          <table:table-cell office:value-type="float" office:value="4.1200065292640474E-3" table:formula="of:=[.F50]+[.G50]" table:style-name="ce10">
            <text:p>0.00</text:p>
          </table:table-cell>
          <table:table-cell office:value-type="float" office:value="1.0300016323160119" table:formula="of:=[.E50]*[.H50]" table:style-name="ce10">
            <text:p>1.03</text:p>
          </table:table-cell>
          <table:table-cell office:value-type="float" office:value="62500" table:formula="of:=[.E50]*[.E50]" table:style-name="ce9">
            <text:p>625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5" table:style-name="ce9">
            <text:p>5</text:p>
          </table:table-cell>
          <table:table-cell office:value-type="float" office:value="300" table:style-name="ce11">
            <text:p>300</text:p>
          </table:table-cell>
          <table:table-cell office:value-type="float" office:value="1.437E-4" table:style-name="ce11">
            <text:p>0.0001437</text:p>
          </table:table-cell>
          <table:table-cell office:value-type="float" office:value="4.3638053819696513E-3" table:formula="of:=(RAND()*100-10)/10000" table:style-name="ce21">
            <text:p>0.004364</text:p>
          </table:table-cell>
          <table:table-cell office:value-type="float" office:value="4.5075053819696514E-3" table:formula="of:=[.F51]+[.G51]" table:style-name="ce10">
            <text:p>0.00</text:p>
          </table:table-cell>
          <table:table-cell office:value-type="float" office:value="1.3522516145908954" table:formula="of:=[.E51]*[.H51]" table:style-name="ce10">
            <text:p>1.35</text:p>
          </table:table-cell>
          <table:table-cell office:value-type="float" office:value="90000" table:formula="of:=[.E51]*[.E51]" table:style-name="ce9">
            <text:p>900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6" table:style-name="ce9">
            <text:p>6</text:p>
          </table:table-cell>
          <table:table-cell office:value-type="float" office:value="350" table:style-name="ce11">
            <text:p>350</text:p>
          </table:table-cell>
          <table:table-cell office:value-type="float" office:value="2.0660000000000001E-4" table:style-name="ce11">
            <text:p>0.0002066</text:p>
          </table:table-cell>
          <table:table-cell office:value-type="float" office:value="2.9459961994348078E-3" table:formula="of:=(RAND()*100-10)/10000" table:style-name="ce21">
            <text:p>0.002946</text:p>
          </table:table-cell>
          <table:table-cell office:value-type="float" office:value="3.1525961994348078E-3" table:formula="of:=[.F52]+[.G52]" table:style-name="ce10">
            <text:p>0.00</text:p>
          </table:table-cell>
          <table:table-cell office:value-type="float" office:value="1.1034086698021828" table:formula="of:=[.E52]*[.H52]" table:style-name="ce10">
            <text:p>1.10</text:p>
          </table:table-cell>
          <table:table-cell office:value-type="float" office:value="122500" table:formula="of:=[.E52]*[.E52]" table:style-name="ce9">
            <text:p>1225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2">
          <table:table-cell table:style-name="ce16"/>
          <table:table-cell table:number-columns-repeated="2" table:style-name="ce17"/>
          <table:table-cell office:value-type="float" office:value="7" table:style-name="ce18">
            <text:p>7</text:p>
          </table:table-cell>
          <table:table-cell office:value-type="float" office:value="400" table:style-name="ce17">
            <text:p>400</text:p>
          </table:table-cell>
          <table:table-cell office:value-type="float" office:value="2.5999999999999998E-4" table:style-name="ce17">
            <text:p>0.00026</text:p>
          </table:table-cell>
          <table:table-cell office:value-type="float" office:value="1.4267442009333476E-4" table:formula="of:=(RAND()*100-10)/10000" table:style-name="ce22">
            <text:p>0.000143</text:p>
          </table:table-cell>
          <table:table-cell office:value-type="float" office:value="4.0267442009333474E-4" table:formula="of:=[.F53]+[.G53]" table:style-name="ce19">
            <text:p>0.00</text:p>
          </table:table-cell>
          <table:table-cell office:value-type="float" office:value="0.16106976803733389" table:formula="of:=[.E53]*[.H53]" table:style-name="ce19">
            <text:p>0.16</text:p>
          </table:table-cell>
          <table:table-cell office:value-type="float" office:value="160000" table:formula="of:=[.E53]*[.E53]" table:style-name="ce18">
            <text:p>160000</text:p>
          </table:table-cell>
          <table:table-cell table:style-name="ce17"/>
          <table:table-cell table:style-name="ce20"/>
          <table:table-cell table:number-columns-repeated="16372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number-columns-spanned="12" table:number-rows-spanned="1" table:style-name="ce27">
            <text:p>Binary Equations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table:style-name="ce8"/>
          <table:table-cell table:style-name="ce9"/>
          <table:table-cell table:number-columns-repeated="3" table:style-name="ce10"/>
          <table:table-cell table:style-name="ce9"/>
          <table:table-cell table:number-columns-repeated="5"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1750" table:formula="of:=SUM([.E65:.E71])" table:style-name="ce10">
            <text:p>1750.00</text:p>
          </table:table-cell>
          <table:table-cell office:value-type="string" table:style-name="ce10">
            <text:p><text:s/>=Sum X</text:p>
          </table:table-cell>
          <table:table-cell office:value-type="float" office:value="3062500" table:formula="of:=[.F57]*[.F57]" table:style-name="ce10">
            <text:p>3062500.00</text:p>
          </table:table-cell>
          <table:table-cell office:value-type="string" table:style-name="ce10">
            <text:p><text:s/>=(SumX)^2</text:p>
          </table:table-cell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638" table:formula="of:=SUM([.F65:.F71])" table:style-name="ce10">
            <text:p>638.00</text:p>
          </table:table-cell>
          <table:table-cell office:value-type="string" table:style-name="ce10">
            <text:p><text:s/>=Sum Y</text:p>
          </table:table-cell>
          <table:table-cell table:number-columns-repeated="2"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162269.4885305069" table:formula="of:=SUM([.I65:.I71])" table:style-name="ce10">
            <text:p>162269.49</text:p>
          </table:table-cell>
          <table:table-cell office:value-type="string" table:style-name="ce10">
            <text:p><text:s/>=SumXY</text:p>
          </table:table-cell>
          <table:table-cell office:value-type="float" office:value="0.31819671630183849" table:formula="of:=([.F58]*[.F57]-181*[.F59])/([.H57]-181*[.F60])" table:style-name="ce14">
            <text:p>0.3181967</text:p>
          </table:table-cell>
          <table:table-cell office:value-type="string" table:style-name="ce10">
            <text:p><text:s/>=M</text:p>
          </table:table-cell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office:value-type="float" office:value="507500" table:formula="of:=SUM([.J65:.J71])" table:style-name="ce10">
            <text:p>507500.00</text:p>
          </table:table-cell>
          <table:table-cell office:value-type="string" table:style-name="ce10">
            <text:p><text:s/>=SumXX</text:p>
          </table:table-cell>
          <table:table-cell office:value-type="float" office:value="0.44837428989935174" table:formula="of:=([.F58]-[.H59]*[.F57])/181" table:style-name="ce14">
            <text:p>0.4483743</text:p>
          </table:table-cell>
          <table:table-cell office:value-type="string" table:style-name="ce10">
            <text:p><text:s/>= B</text:p>
          </table:table-cell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table:number-columns-repeated="4"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string" table:style-name="ce9">
            <text:p>n</text:p>
          </table:table-cell>
          <table:table-cell office:value-type="string" table:style-name="ce9">
            <text:p>Size</text:p>
          </table:table-cell>
          <table:table-cell office:value-type="string" table:style-name="ce10">
            <text:p>Equations</text:p>
          </table:table-cell>
          <table:table-cell office:value-type="string" table:style-name="ce10">
            <text:p>Error</text:p>
          </table:table-cell>
          <table:table-cell office:value-type="string" table:style-name="ce10">
            <text:p>Read the Values</text:p>
          </table:table-cell>
          <table:table-cell office:value-type="string" table:style-name="ce10">
            <text:p>x*y</text:p>
          </table:table-cell>
          <table:table-cell office:value-type="string" table:style-name="ce9">
            <text:p>x*x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style-name="ce9"/>
          <table:table-cell office:value-type="string" table:style-name="ce9">
            <text:p>x</text:p>
          </table:table-cell>
          <table:table-cell office:value-type="string" table:style-name="ce10">
            <text:p>y</text:p>
          </table:table-cell>
          <table:table-cell table:style-name="ce10"/>
          <table:table-cell office:value-type="string" table:style-name="ce10">
            <text:p>With errors</text:p>
          </table:table-cell>
          <table:table-cell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table:number-columns-repeated="2" table:style-name="ce9"/>
          <table:table-cell table:number-columns-repeated="4" table:style-name="ce10"/>
          <table:table-cell table:style-name="ce9"/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1" table:style-name="ce9">
            <text:p>1</text:p>
          </table:table-cell>
          <table:table-cell office:value-type="float" office:value="100" table:style-name="ce11">
            <text:p>100</text:p>
          </table:table-cell>
          <table:table-cell office:value-type="float" office:value="77" table:style-name="ce11">
            <text:p>77</text:p>
          </table:table-cell>
          <table:table-cell office:value-type="float" office:value="3.675428030256672" table:formula="of:=RAND()*20-10" table:style-name="ce10">
            <text:p>3.68</text:p>
          </table:table-cell>
          <table:table-cell office:value-type="float" office:value="80.675428030256668" table:formula="of:=[.F65]+[.G65]" table:style-name="ce10">
            <text:p>80.68</text:p>
          </table:table-cell>
          <table:table-cell office:value-type="float" office:value="8067.5428030256671" table:formula="of:=[.E65]*[.H65]" table:style-name="ce10">
            <text:p>8067.54</text:p>
          </table:table-cell>
          <table:table-cell office:value-type="float" office:value="10000" table:formula="of:=[.E65]*[.E65]" table:style-name="ce9">
            <text:p>10000</text:p>
          </table:table-cell>
          <table:table-cell table:style-name="ce11"/>
          <table:table-cell table:style-name="ce15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2" table:style-name="ce9">
            <text:p>2</text:p>
          </table:table-cell>
          <table:table-cell office:value-type="float" office:value="150" table:style-name="ce11">
            <text:p>150</text:p>
          </table:table-cell>
          <table:table-cell office:value-type="float" office:value="88" table:style-name="ce11">
            <text:p>88</text:p>
          </table:table-cell>
          <table:table-cell office:value-type="float" office:value="6.4535518657136883" table:formula="of:=RAND()*20-10" table:style-name="ce10">
            <text:p>6.45</text:p>
          </table:table-cell>
          <table:table-cell office:value-type="float" office:value="94.453551865713692" table:formula="of:=[.F66]+[.G66]" table:style-name="ce10">
            <text:p>94.45</text:p>
          </table:table-cell>
          <table:table-cell office:value-type="float" office:value="14168.032779857054" table:formula="of:=[.E66]*[.H66]" table:style-name="ce10">
            <text:p>14168.03</text:p>
          </table:table-cell>
          <table:table-cell office:value-type="float" office:value="22500" table:formula="of:=[.E66]*[.E66]" table:style-name="ce9">
            <text:p>225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3" table:style-name="ce9">
            <text:p>3</text:p>
          </table:table-cell>
          <table:table-cell office:value-type="float" office:value="200" table:style-name="ce11">
            <text:p>200</text:p>
          </table:table-cell>
          <table:table-cell office:value-type="float" office:value="88" table:style-name="ce11">
            <text:p>88</text:p>
          </table:table-cell>
          <table:table-cell office:value-type="float" office:value="-8.0254030125430749" table:formula="of:=RAND()*20-10" table:style-name="ce10">
            <text:p>-8.03</text:p>
          </table:table-cell>
          <table:table-cell office:value-type="float" office:value="79.97459698745692" table:formula="of:=[.F67]+[.G67]" table:style-name="ce10">
            <text:p>79.97</text:p>
          </table:table-cell>
          <table:table-cell office:value-type="float" office:value="15994.919397491383" table:formula="of:=[.E67]*[.H67]" table:style-name="ce10">
            <text:p>15994.92</text:p>
          </table:table-cell>
          <table:table-cell office:value-type="float" office:value="40000" table:formula="of:=[.E67]*[.E67]" table:style-name="ce9">
            <text:p>400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4" table:style-name="ce9">
            <text:p>4</text:p>
          </table:table-cell>
          <table:table-cell office:value-type="float" office:value="250" table:style-name="ce11">
            <text:p>250</text:p>
          </table:table-cell>
          <table:table-cell office:value-type="float" office:value="88" table:style-name="ce11">
            <text:p>88</text:p>
          </table:table-cell>
          <table:table-cell office:value-type="float" office:value="2.6184342434056536" table:formula="of:=RAND()*20-10" table:style-name="ce10">
            <text:p>2.62</text:p>
          </table:table-cell>
          <table:table-cell office:value-type="float" office:value="90.618434243405659" table:formula="of:=[.F68]+[.G68]" table:style-name="ce10">
            <text:p>90.62</text:p>
          </table:table-cell>
          <table:table-cell office:value-type="float" office:value="22654.608560851415" table:formula="of:=[.E68]*[.H68]" table:style-name="ce10">
            <text:p>22654.61</text:p>
          </table:table-cell>
          <table:table-cell office:value-type="float" office:value="62500" table:formula="of:=[.E68]*[.E68]" table:style-name="ce9">
            <text:p>625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5" table:style-name="ce9">
            <text:p>5</text:p>
          </table:table-cell>
          <table:table-cell office:value-type="float" office:value="300" table:style-name="ce11">
            <text:p>300</text:p>
          </table:table-cell>
          <table:table-cell office:value-type="float" office:value="99" table:style-name="ce11">
            <text:p>99</text:p>
          </table:table-cell>
          <table:table-cell office:value-type="float" office:value="0.13059668311782779" table:formula="of:=RAND()*20-10" table:style-name="ce10">
            <text:p>0.13</text:p>
          </table:table-cell>
          <table:table-cell office:value-type="float" office:value="99.13059668311783" table:formula="of:=[.F69]+[.G69]" table:style-name="ce10">
            <text:p>99.13</text:p>
          </table:table-cell>
          <table:table-cell office:value-type="float" office:value="29739.179004935348" table:formula="of:=[.E69]*[.H69]" table:style-name="ce10">
            <text:p>29739.18</text:p>
          </table:table-cell>
          <table:table-cell office:value-type="float" office:value="90000" table:formula="of:=[.E69]*[.E69]" table:style-name="ce9">
            <text:p>900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1">
          <table:table-cell table:style-name="ce13"/>
          <table:table-cell table:number-columns-repeated="2" table:style-name="ce11"/>
          <table:table-cell office:value-type="float" office:value="6" table:style-name="ce9">
            <text:p>6</text:p>
          </table:table-cell>
          <table:table-cell office:value-type="float" office:value="350" table:style-name="ce11">
            <text:p>350</text:p>
          </table:table-cell>
          <table:table-cell office:value-type="float" office:value="99" table:style-name="ce11">
            <text:p>99</text:p>
          </table:table-cell>
          <table:table-cell office:value-type="float" office:value="-7.9091788199533575" table:formula="of:=RAND()*20-10" table:style-name="ce10">
            <text:p>-7.91</text:p>
          </table:table-cell>
          <table:table-cell office:value-type="float" office:value="91.090821180046646" table:formula="of:=[.F70]+[.G70]" table:style-name="ce10">
            <text:p>91.09</text:p>
          </table:table-cell>
          <table:table-cell office:value-type="float" office:value="31881.787413016325" table:formula="of:=[.E70]*[.H70]" table:style-name="ce10">
            <text:p>31881.79</text:p>
          </table:table-cell>
          <table:table-cell office:value-type="float" office:value="122500" table:formula="of:=[.E70]*[.E70]" table:style-name="ce9">
            <text:p>122500</text:p>
          </table:table-cell>
          <table:table-cell table:style-name="ce11"/>
          <table:table-cell table:style-name="ce12"/>
          <table:table-cell table:number-columns-repeated="16372"/>
        </table:table-row>
        <table:table-row table:style-name="ro2">
          <table:table-cell table:style-name="ce16"/>
          <table:table-cell table:number-columns-repeated="2" table:style-name="ce17"/>
          <table:table-cell office:value-type="float" office:value="7" table:style-name="ce18">
            <text:p>7</text:p>
          </table:table-cell>
          <table:table-cell office:value-type="float" office:value="400" table:style-name="ce17">
            <text:p>400</text:p>
          </table:table-cell>
          <table:table-cell office:value-type="float" office:value="99" table:style-name="ce17">
            <text:p>99</text:p>
          </table:table-cell>
          <table:table-cell office:value-type="float" office:value="0.40854642832430699" table:formula="of:=RAND()*20-10" table:style-name="ce19">
            <text:p>0.41</text:p>
          </table:table-cell>
          <table:table-cell office:value-type="float" office:value="99.408546428324314" table:formula="of:=[.F71]+[.G71]" table:style-name="ce19">
            <text:p>99.41</text:p>
          </table:table-cell>
          <table:table-cell office:value-type="float" office:value="39763.418571329727" table:formula="of:=[.E71]*[.H71]" table:style-name="ce19">
            <text:p>39763.42</text:p>
          </table:table-cell>
          <table:table-cell office:value-type="float" office:value="160000" table:formula="of:=[.E71]*[.E71]" table:style-name="ce18">
            <text:p>160000</text:p>
          </table:table-cell>
          <table:table-cell table:style-name="ce17"/>
          <table:table-cell table:style-name="ce20"/>
          <table:table-cell table:number-columns-repeated="16372"/>
        </table:table-row>
        <table:table-row table:number-rows-repeated="1048505" table:style-name="ro1">
          <table:table-cell table:number-columns-repeated="16384"/>
        </table:table-row>
      </table:table>
      <table:table table:name="Tables" table:style-name="ta2"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12" table:number-columns-repeated="16365" table:default-cell-style-name="ce1"/>
        <table:table-row table:style-name="ro1">
          <table:table-cell office:value-type="string" table:number-columns-spanned="2" table:number-rows-spanned="1" table:style-name="ce3">
            <text:p>binary search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linear search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Linear search</text:p>
          </table:table-cell>
          <table:covered-table-cell/>
          <table:table-cell table:style-name="ce1"/>
          <table:table-cell office:value-type="string" table:number-columns-spanned="2" table:number-rows-spanned="1" table:style-name="ce3">
            <text:p>Binary search</text:p>
          </table:table-cell>
          <table:covered-table-cell/>
          <table:table-cell table:number-columns-repeated="2" table:style-name="ce2"/>
          <table:table-cell table:style-name="ce1"/>
          <table:table-cell office:value-type="string" table:style-name="ce1">
            <text:p>Binary Time</text:p>
          </table:table-cell>
          <table:table-cell table:style-name="ce1"/>
          <table:table-cell office:value-type="string" table:style-name="ce1">
            <text:p>M=</text:p>
          </table:table-cell>
          <table:table-cell office:value-type="float" office:value="1.0960755762041872E-5" table:formula="of:=[Data_base.H41]" table:style-name="ce1">
            <text:p>1.09608E-05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string" table:style-name="ce1">
            <text:p>Size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string" table:style-name="ce1">
            <text:p>Size</text:p>
          </table:table-cell>
          <table:table-cell office:value-type="string" table:style-name="ce1">
            <text:p># Equations</text:p>
          </table:table-cell>
          <table:table-cell table:style-name="ce1"/>
          <table:table-cell office:value-type="string" table:style-name="ce1">
            <text:p>Size</text:p>
          </table:table-cell>
          <table:table-cell office:value-type="string" table:style-name="ce1">
            <text:p># Equations</text:p>
          </table:table-cell>
          <table:table-cell table:number-columns-repeated="3" table:style-name="ce1"/>
          <table:table-cell office:value-type="string" table:style-name="ce1">
            <text:p>T=mX+c</text:p>
          </table:table-cell>
          <table:table-cell table:style-name="ce1"/>
          <table:table-cell office:value-type="string" table:style-name="ce1">
            <text:p>C=</text:p>
          </table:table-cell>
          <table:table-cell office:value-type="float" office:value="-1.0130454466062584E-4" table:formula="of:=[Data_base.H42]" table:style-name="ce1">
            <text:p>-0.000101305</text:p>
          </table:table-cell>
          <table:table-cell table:number-columns-repeated="1636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0000000000000002E-5" table:style-name="ce1">
            <text:p>0.0000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.9999999999999999E-7" table:style-name="ce1">
            <text:p>0.000000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X=size</text:p>
          </table:table-cell>
          <table:table-cell table:number-columns-repeated="1637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.1199999999999999E-5" table:style-name="ce1">
            <text:p>0.0000412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.9999999999999998E-7" table:style-name="ce1">
            <text:p>0.0000004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a,b,c=constant</text:p>
          </table:table-cell>
          <table:table-cell table:style-name="ce1"/>
          <table:table-cell office:value-type="string" table:style-name="ce1">
            <text:p>Binary Equations</text:p>
          </table:table-cell>
          <table:table-cell table:style-name="ce1"/>
          <table:table-cell office:value-type="string" table:style-name="ce1">
            <text:p>M=</text:p>
          </table:table-cell>
          <table:table-cell office:value-type="float" office:value="0.31819671630183849" table:formula="of:=[Data_base.H59]" table:style-name="ce1">
            <text:p>0.318196716</text:p>
          </table:table-cell>
          <table:table-cell table:number-columns-repeated="1636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6.4999999999999994E-5" table:style-name="ce1">
            <text:p>0.000065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7.9999999999999996E-7" table:style-name="ce1">
            <text:p>0.000000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T=time</text:p>
          </table:table-cell>
          <table:table-cell table:style-name="ce1"/>
          <table:table-cell office:value-type="string" table:style-name="ce1">
            <text:p>E=mX+c</text:p>
          </table:table-cell>
          <table:table-cell table:style-name="ce1"/>
          <table:table-cell office:value-type="string" table:style-name="ce1">
            <text:p>C=</text:p>
          </table:table-cell>
          <table:table-cell office:value-type="float" office:value="0.44837428989935174" table:formula="of:=[Data_base.H60]" table:style-name="ce1">
            <text:p>0.44837429</text:p>
          </table:table-cell>
          <table:table-cell table:number-columns-repeated="1636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.087E-4" table:style-name="ce1">
            <text:p>0.0001087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.1999999999999999E-6" table:style-name="ce1">
            <text:p>0.0000012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m=Slope</text:p>
          </table:table-cell>
          <table:table-cell table:number-columns-repeated="16371" table:style-name="ce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.437E-4" table:style-name="ce1">
            <text:p>0.0001437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.3999999999999999E-6" table:style-name="ce1">
            <text:p>0.0000014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600" table:style-name="ce1">
            <text:p>60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E=equations</text:p>
          </table:table-cell>
          <table:table-cell table:style-name="ce1"/>
          <table:table-cell office:value-type="string" table:style-name="ce1">
            <text:p>Linear formula</text:p>
          </table:table-cell>
          <table:table-cell table:style-name="ce1"/>
          <table:table-cell office:value-type="string" table:style-name="ce1">
            <text:p>M=</text:p>
          </table:table-cell>
          <table:table-cell office:value-type="float" office:value="2.0032721742945627" table:formula="of:=[Data_base.H5]" table:style-name="ce4">
            <text:p>2.0032722</text:p>
          </table:table-cell>
          <table:table-cell table:number-columns-repeated="16366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2.0660000000000001E-4" table:style-name="ce1">
            <text:p>0.0002066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1.5999999999999999E-6" table:style-name="ce1">
            <text:p>0.0000016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99" table:style-name="ce1">
            <text:p>99</text:p>
          </table:table-cell>
          <table:table-cell table:number-columns-repeated="3" table:style-name="ce1"/>
          <table:table-cell office:value-type="string" table:style-name="ce1">
            <text:p>E=mX+c</text:p>
          </table:table-cell>
          <table:table-cell table:style-name="ce1"/>
          <table:table-cell office:value-type="string" table:style-name="ce1">
            <text:p>C=</text:p>
          </table:table-cell>
          <table:table-cell office:value-type="float" office:value="-3.1637044284446081E-2" table:formula="of:=[Data_base.H6]" table:style-name="ce4">
            <text:p>-0.0316370</text:p>
          </table:table-cell>
          <table:table-cell table:number-columns-repeated="16366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.5999999999999998E-4" table:style-name="ce1">
            <text:p>0.00026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.9999999999999999E-6" table:style-name="ce1">
            <text:p>0.000002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99" table:style-name="ce1">
            <text:p>99</text:p>
          </table:table-cell>
          <table:table-cell table:number-columns-repeated="16373" table:style-name="ce1"/>
        </table:table-row>
        <table:table-row table:style-name="ro1">
          <table:table-cell table:number-columns-repeated="14" table:style-name="ce1"/>
          <table:table-cell office:value-type="string" table:style-name="ce1">
            <text:p>Linear formula</text:p>
          </table:table-cell>
          <table:table-cell table:style-name="ce1"/>
          <table:table-cell office:value-type="string" table:style-name="ce1">
            <text:p>M=</text:p>
          </table:table-cell>
          <table:table-cell office:value-type="float" office:value="1.9288782750486529E-8" table:formula="of:=[Data_base.H23]" table:style-name="ce1">
            <text:p>1.92888E-08</text:p>
          </table:table-cell>
          <table:table-cell table:number-columns-repeated="16366"/>
        </table:table-row>
        <table:table-row table:style-name="ro1">
          <table:table-cell table:number-columns-repeated="14" table:style-name="ce1"/>
          <table:table-cell office:value-type="string" table:style-name="ce1">
            <text:p>T=mX+c</text:p>
          </table:table-cell>
          <table:table-cell table:style-name="ce1"/>
          <table:table-cell office:value-type="string" table:style-name="ce1">
            <text:p>C=</text:p>
          </table:table-cell>
          <table:table-cell office:value-type="float" office:value="-1.4505729178647199E-7" table:formula="of:=[Data_base.H24]" table:style-name="ce1">
            <text:p>-1.45057E-07</text:p>
          </table:table-cell>
          <table:table-cell table:number-columns-repeated="16366"/>
        </table:table-row>
        <table:table-row table:number-rows-repeated="1048565" table:style-name="ro1">
          <table:table-cell table:number-columns-repeated="16384"/>
        </table:table-row>
      </table:table>
      <table:table table:name="Graphs" table:style-name="ta3">
        <table:table-column table:style-name="co12" table:number-columns-repeated="16384" table:default-cell-style-name="ce1"/>
        <table:table-row table:style-name="ro1">
          <table:table-cell table:style-name="ce1">
            <draw:frame draw:z-index="1" draw:id="id0" draw:style-name="a0" draw:name="Chart 1" svg:x="0in" svg:y="0in" svg:width="3.34896in" svg:height="3.5364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1" draw:style-name="a1" draw:name="Chart 2" svg:x="0.04167in" svg:y="0.03125in" svg:width="3.33333in" svg:height="3.46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3" draw:id="id2" draw:style-name="a2" draw:name="Chart 3" svg:x="0.03125in" svg:y="0in" svg:width="4.15625in" svg:height="3.4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4" draw:id="id3" draw:style-name="a3" draw:name="Chart 4" svg:x="0.03125in" svg:y="0.04167in" svg:width="4.16667in" svg:height="3.4270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Tables.A2:Tables.B9" table:name="Table1" table:display-filter-buttons="true"/>
        <table:database-range table:target-range-address="Tables.D2:Tables.E9" table:name="Table13" table:display-filter-buttons="true"/>
        <table:database-range table:target-range-address="Tables.G2:Tables.H9" table:name="Table14" table:display-filter-buttons="true"/>
        <table:database-range table:target-range-address="Tables.J2:Tables.K9" table:name="Table13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number:number-style style:name="N38">
      <number:number number:decimal-places="7" number:min-integer-digits="1"/>
    </number:number-style>
    <number:number-style style:name="N42">
      <number:number number:decimal-places="6" number:min-integer-digits="1"/>
    </number:number-style>
    <number:number-style style:name="N46">
      <number:number number:decimal-places="10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david guijosa</dc:creator>
    <meta:creation-date>2009-04-16T11:32:48Z</meta:creation-date>
    <dc:date>2019-04-28T22:58:26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4.6251181102362pt" svg:width="241.1251181102362pt" chart:style-name="Crt0">
        <chart:title chart:style-name="CT00">
          <text:p text:style-name="a0" text:class-names="" text:cond-style-name="">Binary search <text:line-break/>Time</text:p>
        </chart:title>
        <chart:plot-area svg:x="0.0pt" svg:y="33.59740157480315pt" svg:width="225.1251181102362pt" svg:height="218.027637795275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les.$A$3:.$A$9"/>
          </chart:axis>
          <chart:series chart:label-cell-address="Tables.$B$2" chart:values-cell-range-address="Tables.$B$3:.$B$9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9.75pt" svg:width="239.9996850393701pt" chart:style-name="Crt0">
        <chart:title chart:style-name="CT00">
          <text:p text:style-name="a0" text:class-names="" text:cond-style-name="">Linear search <text:line-break/>Time</text:p>
        </chart:title>
        <chart:plot-area svg:x="0.0pt" svg:y="43.1740157480315pt" svg:width="239.9996850393701pt" svg:height="203.732440944881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les.$D$3:.$D$9"/>
          </chart:axis>
          <chart:series chart:label-cell-address="Tables.$E$2" chart:values-cell-range-address="Tables.$E$3:.$E$9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9.75pt" svg:width="299.25pt" chart:style-name="Crt0">
        <chart:title chart:style-name="CT00">
          <text:p text:style-name="a0" text:class-names="" text:cond-style-name="">Linear<text:line-break/> Equation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les.$G$3:.$G$9"/>
          </chart:axis>
          <chart:series chart:label-cell-address="Tables.$H$2" chart:values-cell-range-address="Tables.$H$3:.$H$9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6.7496850393701pt" svg:width="300.0002362204725pt" chart:style-name="Crt0">
        <chart:title chart:style-name="CT00">
          <text:p text:style-name="a0" text:class-names="" text:cond-style-name="">Binary<text:line-break/>Equation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les.$J$3:.$J$9"/>
          </chart:axis>
          <chart:series chart:label-cell-address="Tables.$K$2" chart:values-cell-range-address="Tables.$K$3:.$K$9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